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Times New Roman" svg:font-family="'Times New Roman'" style:font-family-generic="roman"/>
    <style:font-face style:name="Arial1" svg:font-family="Arial" style:font-family-generic="swiss"/>
    <style:font-face style:name="Liberation Serif" svg:font-family="'Liberation Serif'"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8eeb1"/>
    </style:style>
    <style:style style:name="P2" style:family="paragraph" style:parent-style-name="Text_20_body" style:master-page-name="Chap_20_2">
      <style:paragraph-properties style:page-number="auto"/>
      <style:text-properties officeooo:paragraph-rsid="0018eeb1"/>
    </style:style>
    <style:style style:name="P3" style:family="paragraph" style:parent-style-name="Text_20_body" style:master-page-name="Chap_20_3">
      <style:paragraph-properties style:page-number="auto"/>
      <style:text-properties officeooo:paragraph-rsid="0018eeb1"/>
    </style:style>
    <style:style style:name="P4" style:family="paragraph" style:parent-style-name="Text_20_body" style:master-page-name="Chap_20_5">
      <style:paragraph-properties style:page-number="auto"/>
      <style:text-properties officeooo:paragraph-rsid="0018eeb1"/>
    </style:style>
    <style:style style:name="P5" style:family="paragraph" style:parent-style-name="Heading_20_1" style:master-page-name="Chap_20_1">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h text:style-name="Heading_20_2" text:outline-level="2">He Heard Quiet Steps</text:h>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text:p>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3"><text:s/>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 New Roman" svg:font-family="'Times New Roman'" style:font-family-generic="roman"/>
    <style:font-face style:name="Arial1" svg:font-family="Arial" style:font-family-generic="swiss"/>
    <style:font-face style:name="Liberation Serif" svg:font-family="'Liberation Serif'"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justify" style:justify-single-word="false" fo:orphans="0" fo:widows="0" fo:text-indent="0.1965in" style:auto-text-indent="false" style:page-number="auto"/>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0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0472in" style:contextual-spacing="false" fo:text-align="center" style:justify-single-word="false"/>
    </style:style>
    <style:style style:name="Heading_20_2" style:display-name="Heading 2" style:family="paragraph" style:parent-style-name="Heading" style:next-style-name="Text_20_body" style:default-outline-level="2" style:class="text">
      <style:paragraph-properties fo:margin-top="0in" fo:margin-bottom="0.1417in" style:contextual-spacing="false" fo:text-align="center" style:justify-single-word="false"/>
      <style:text-properties fo:font-style="italic"/>
    </style:style>
    <style:style style:name="Footer" style:family="paragraph" style:parent-style-name="Header_20_and_20_Footer" style:class="extra">
      <style:paragraph-properties fo:text-align="center" style:justify-single-word="false" text:number-lines="false" text:line-number="0">
        <style:tab-stops>
          <style:tab-stop style:position="2.1654in" style:type="center"/>
          <style:tab-stop style:position="4.3307in" style:type="right"/>
        </style:tab-stops>
      </style:paragraph-properties>
      <style:text-properties style:font-name="Liberation Serif" fo:font-family="'Liberation Serif'" style:font-style-name="Regular" style:font-family-generic="roman" style:font-pitch="variable" fo:font-size="10.5pt"/>
    </style:style>
    <text:outline-style style:name="Outline">
      <text:outline-level-style text:level="1" style:num-prefix="Chapter "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1181in" fo:page-height="7.4807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2">
      <style:page-layout-properties fo:page-width="5.1181in" fo:page-height="7.4807in" style:num-format="1" style:print-orientation="portrait" fo:margin-top="0.3937in" fo:margin-bottom="0.3937in" fo:margin-left="0.3937in" fo:margin-right="0.3937in" fo:background-color="#ffffd7" style:writing-mode="lr-tb" style:layout-grid-color="#c0c0c0" style:layout-grid-lines="20" style:layout-grid-base-height="0.278in" style:layout-grid-ruby-height="0.139in" style:layout-grid-mode="none" style:layout-grid-ruby-below="false" style:layout-grid-print="false" style:layout-grid-display="false" draw:fill="solid" draw:fill-color="#ffffd7"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3">
      <style:page-layout-properties fo:page-width="5.1181in" fo:page-height="7.4807in" style:num-format="1" style:print-orientation="portrait" fo:margin-top="0.3937in" fo:margin-bottom="0.3937in" fo:margin-left="0.3937in" fo:margin-right="0.3937in" fo:background-color="#ffdbb6" style:writing-mode="lr-tb" style:layout-grid-color="#c0c0c0" style:layout-grid-lines="20" style:layout-grid-base-height="0.278in" style:layout-grid-ruby-height="0.139in" style:layout-grid-mode="none" style:layout-grid-ruby-below="false" style:layout-grid-print="false" style:layout-grid-display="false" draw:fill="solid" draw:fill-color="#ffdbb6"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4">
      <style:page-layout-properties fo:page-width="5.1181in" fo:page-height="7.4807in" style:num-format="1" style:print-orientation="portrait" fo:margin-top="0.3937in" fo:margin-bottom="0.3937in" fo:margin-left="0.3937in" fo:margin-right="0.3937in" fo:background-color="#ffd7d7" style:writing-mode="lr-tb" style:layout-grid-color="#c0c0c0" style:layout-grid-lines="20" style:layout-grid-base-height="0.278in" style:layout-grid-ruby-height="0.139in" style:layout-grid-mode="none" style:layout-grid-ruby-below="false" style:layout-grid-print="false" style:layout-grid-display="false" draw:fill="solid" draw:fill-color="#ffd7d7"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5">
      <style:page-layout-properties fo:page-width="5.1181in" fo:page-height="7.4807in" style:num-format="1" style:print-orientation="portrait" fo:margin-top="0.3937in" fo:margin-bottom="0.3937in" fo:margin-left="0.3937in" fo:margin-right="0.3937in" fo:background-color="#dedce6" style:writing-mode="lr-tb" style:layout-grid-color="#c0c0c0" style:layout-grid-lines="20" style:layout-grid-base-height="0.278in" style:layout-grid-ruby-height="0.139in" style:layout-grid-mode="none" style:layout-grid-ruby-below="false" style:layout-grid-print="false" style:layout-grid-display="false" draw:fill="solid" draw:fill-color="#dedce6"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6">
      <style:page-layout-properties fo:page-width="5.1181in" fo:page-height="7.4807in" style:num-format="1" style:print-orientation="portrait" fo:margin-top="0.3937in" fo:margin-bottom="0.3937in" fo:margin-left="0.3937in" fo:margin-right="0.3937in" fo:background-color="#dde8cb" style:writing-mode="lr-tb" style:layout-grid-color="#c0c0c0" style:layout-grid-lines="20" style:layout-grid-base-height="0.278in" style:layout-grid-ruby-height="0.139in" style:layout-grid-mode="none" style:layout-grid-ruby-below="false" style:layout-grid-print="false" style:layout-grid-display="false" draw:fill="solid" draw:fill-color="#dde8cb"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style style:name="Mdp1" style:family="drawing-page">
      <style:drawing-page-properties draw:fill="solid" draw:fill-color="#ffffd7" draw:opacity="100%" draw:background-size="full"/>
    </style:style>
    <style:style style:name="Mdp2" style:family="drawing-page">
      <style:drawing-page-properties draw:fill="solid" draw:fill-color="#ffdbb6" draw:opacity="100%" draw:background-size="full"/>
    </style:style>
    <style:style style:name="Mdp3" style:family="drawing-page">
      <style:drawing-page-properties draw:fill="solid" draw:fill-color="#ffd7d7" draw:opacity="100%" draw:background-size="full"/>
    </style:style>
    <style:style style:name="Mdp4" style:family="drawing-page">
      <style:drawing-page-properties draw:fill="solid" draw:fill-color="#dedce6" draw:opacity="100%" draw:background-size="full"/>
    </style:style>
    <style:style style:name="Mdp5" style:family="drawing-page">
      <style:drawing-page-properties draw:fill="solid" draw:fill-color="#dde8cb" draw:opacity="100%" draw:background-size="full"/>
    </style:style>
  </office:automatic-styles>
  <office:master-styles>
    <style:master-page style:name="Standard" style:page-layout-name="Mpm1">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0</text:page-number></text:p>
      </style:footer-first>
    </style:master-page>
    <style:master-page style:name="Chap_20_1" style:display-name="Chap 1" style:page-layout-name="Mpm2" draw:style-name="Mdp1">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1</text:page-number></text:p>
      </style:footer-first>
    </style:master-page>
    <style:master-page style:name="Chap_20_2" style:display-name="Chap 2" style:page-layout-name="Mpm3" draw:style-name="Mdp2">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2</text:page-number></text:p>
      </style:footer-first>
    </style:master-page>
    <style:master-page style:name="Chap_20_3" style:display-name="Chap 3" style:page-layout-name="Mpm4" draw:style-name="Mdp3">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3</text:page-number></text:p>
      </style:footer-first>
    </style:master-page>
    <style:master-page style:name="Chap_20_4" style:display-name="Chap 4" style:page-layout-name="Mpm5" draw:style-name="Mdp4">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4</text:page-number></text:p>
      </style:footer-first>
    </style:master-page>
    <style:master-page style:name="Chap_20_5" style:display-name="Chap 5" style:page-layout-name="Mpm6" draw:style-name="Mdp5">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5</text:page-number></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29T14:32:19.387000000</meta:creation-date>
    <dc:date>2021-01-06T18:12:09.159499891</dc:date>
    <meta:editing-duration>PT1H6M</meta:editing-duration>
    <meta:editing-cycles>16</meta:editing-cycles>
    <meta:generator>LibreOfficeDev/7.2.0.0.alpha0$Linux_X86_64 LibreOffice_project/007a57b663dca527f3e94bb53c2886e9bb43ccb6</meta:generator>
    <meta:document-statistic meta:table-count="0" meta:image-count="0" meta:object-count="0" meta:page-count="3" meta:paragraph-count="12" meta:word-count="574" meta:character-count="2978" meta:non-whitespace-character-count="2415"/>
  </office:meta>
</office:document-meta>
</file>